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c1c1c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3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4pt" fo:text-shadow="1pt 1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8.288cm" svg:height="11.303cm" svg:x="4.175cm" svg:y="4.937cm">
          <text:p text:style-name="P1"><text:span text:style-name="T1">IDLE</text:span></text:p>
          <text:p text:style-name="P1"><text:span text:style-name="T2">sbc_clear = 1'b0</text:span></text:p>
          <text:p text:style-name="P1"><text:span text:style-name="T2">sbc_enable = 1'b0</text:span></text:p>
          <text:p text:style-name="P1"><text:span text:style-name="T2">enable_timer = 1'b0</text:span></text:p>
          <text:p text:style-name="P1"><text:span text:style-name="T2">load_buffer = 1'b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8.288cm" svg:height="11.303cm" svg:x="37.703cm" svg:y="7.604cm">
          <text:p text:style-name="P1"><text:span text:style-name="T3">PACKET_BIT_RV</text:span></text:p>
          <text:p text:style-name="P1"><text:span text:style-name="T2">sbc_clear = 1'b0</text:span></text:p>
          <text:p text:style-name="P1"><text:span text:style-name="T2">sbc_enable = 1'b0</text:span></text:p>
          <text:p text:style-name="P1"><text:span text:style-name="T2">enable_timer = 1'b1</text:span></text:p>
          <text:p text:style-name="P1"><text:span text:style-name="T2">load_buffer = 1'b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8.288cm" svg:height="11.303cm" svg:x="36.814cm" svg:y="32.75cm">
          <text:p text:style-name="P1"><text:span text:style-name="T3">STOP_BIT_GET</text:span></text:p>
          <text:p text:style-name="P1"><text:span text:style-name="T2">sbc_clear = 1'b0</text:span></text:p>
          <text:p text:style-name="P1"><text:span text:style-name="T2">sbc_enable = 1'b1</text:span></text:p>
          <text:p text:style-name="P1"><text:span text:style-name="T2">enable_timer = 1'b0</text:span></text:p>
          <text:p text:style-name="P1"><text:span text:style-name="T2">load_buffer = 1'b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8.288cm" svg:height="11.303cm" svg:x="5.318cm" svg:y="24.368cm">
          <text:p text:style-name="P1"><text:span text:style-name="T3">DATA</text:span></text:p>
          <text:p text:style-name="P1"><text:span text:style-name="T2">sbc_clear = 1'b0</text:span></text:p>
          <text:p text:style-name="P1"><text:span text:style-name="T2">sbc_enable = 1'b0</text:span></text:p>
          <text:p text:style-name="P1"><text:span text:style-name="T2">enable_timer = 1'b0</text:span></text:p>
          <text:p text:style-name="P1"><text:span text:style-name="T2">load_buffer = 1'b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8.288cm" svg:height="11.303cm" svg:x="17.764cm" svg:y="41.386cm">
          <text:p text:style-name="P1"><text:span text:style-name="T3">FRAMING_ERROR</text:span></text:p>
          <text:p text:style-name="P1"><text:span text:style-name="T2">sbc_clear = 1'b0</text:span></text:p>
          <text:p text:style-name="P1"><text:span text:style-name="T2">sbc_enable = 1'b0</text:span></text:p>
          <text:p text:style-name="P1"><text:span text:style-name="T2">enable_timer = 1'b0</text:span></text:p>
          <text:p text:style-name="P1"><text:span text:style-name="T2">load_buffer = 1'b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9.05cm" svg:height="11.938cm" svg:x="24.114cm" svg:y="18.907cm">
          <text:p text:style-name="P1"><text:span text:style-name="T3">START_BIT_GET</text:span></text:p>
          <text:p text:style-name="P1"><text:span text:style-name="T2">sbc_clear = 1'b1</text:span></text:p>
          <text:p text:style-name="P1"><text:span text:style-name="T2">sbc_enable = 1'b0</text:span></text:p>
          <text:p text:style-name="P1"><text:span text:style-name="T2">enable_timer = 1'b1</text:span></text:p>
          <text:p text:style-name="P1"><text:span text:style-name="T2">load_buffer = 1'b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4.175cm" svg:y1="10.589cm" svg:x2="6.853cm" svg:y2="6.592cm" draw:start-shape="id1" draw:start-glue-point="6" draw:end-shape="id1" draw:end-glue-point="5" svg:d="M4175 10589c-751 0-626-3077 231-4885s2447-2347 2447 888" svg:viewBox="0 0 3174 6335">
          <text:p/>
        </draw:connector>
        <draw:frame draw:style-name="gr3" draw:layer="layout" svg:width="12.224cm" svg:height="1.673cm" svg:x="1.222cm" svg:y="3.137cm">
          <draw:text-box>
            <text:p><text:span text:style-name="T4">start_bit_detected=0</text:span>t</text:p>
          </draw:text-box>
        </draw:frame>
        <draw:frame draw:style-name="gr4" draw:layer="layout" svg:width="12.7cm" svg:height="1.673cm" svg:x="24.495cm" svg:y="15.986cm">
          <draw:text-box>
            <text:p><text:span text:style-name="T4">start_bit_detected=1</text:span></text:p>
          </draw:text-box>
        </draw:frame>
        <draw:connector draw:style-name="gr2" draw:text-style-name="P1" draw:layer="layout" draw:type="curve" svg:x1="13.319cm" svg:y1="16.24cm" svg:x2="33.639cm" svg:y2="18.907cm" draw:start-shape="id1" draw:start-glue-point="8" draw:end-shape="id2" draw:end-glue-point="4" svg:d="M13319 16240c0 1999 20320 666 20320 2667" svg:viewBox="0 0 20321 2668">
          <text:p/>
        </draw:connector>
        <draw:connector draw:style-name="gr2" draw:text-style-name="P1" draw:layer="layout" draw:type="curve" svg:x1="43.164cm" svg:y1="24.876cm" svg:x2="40.381cm" svg:y2="17.252cm" draw:start-shape="id2" draw:start-glue-point="10" draw:end-shape="id3" draw:end-glue-point="7" svg:d="M43164 24876c19992 0 16661 3234 10967 6613s-13750 6902-13750-14237" svg:viewBox="0 0 18122 16792">
          <text:p/>
        </draw:connector>
        <draw:connector draw:style-name="gr2" draw:text-style-name="P1" draw:layer="layout" draw:type="curve" draw:line-skew="-4.262cm" svg:x1="40.381cm" svg:y1="9.259cm" svg:x2="53.313cm" svg:y2="9.259cm" draw:start-shape="id3" draw:start-glue-point="5" draw:end-shape="id3" draw:end-glue-point="11" svg:d="M40381 9259c0-9628 12932-9628 12932 0" svg:viewBox="0 0 12933 7222">
          <text:p/>
        </draw:connector>
        <draw:frame draw:style-name="gr5" draw:layer="layout" svg:width="9.405cm" svg:height="3.683cm" svg:x="40.973cm" svg:y="3.413cm">
          <draw:text-box>
            <text:p><text:span text:style-name="T4">packet_done=0</text:span>t</text:p>
          </draw:text-box>
        </draw:frame>
        <draw:frame draw:style-name="gr3" draw:layer="layout" svg:width="9.227cm" svg:height="1.673cm" svg:x="36.179cm" svg:y="31.077cm">
          <draw:text-box>
            <text:p><text:span text:style-name="T4">packet_done=1</text:span></text:p>
          </draw:text-box>
        </draw:frame>
        <draw:connector draw:style-name="gr2" draw:text-style-name="P1" draw:layer="layout" draw:type="curve" svg:x1="46.847cm" svg:y1="18.907cm" svg:x2="45.958cm" svg:y2="32.75cm" draw:start-shape="id3" draw:start-glue-point="8" draw:end-shape="id4" svg:d="M46847 18907c0 10381-889 3460-889 13843" svg:viewBox="0 0 890 13844">
          <text:p/>
        </draw:connector>
        <draw:connector draw:style-name="gr2" draw:text-style-name="P1" draw:layer="layout" draw:type="curve" svg:x1="45.958cm" svg:y1="44.053cm" svg:x2="36.052cm" svg:y2="47.038cm" draw:start-shape="id4" draw:start-glue-point="8" draw:end-shape="id5" draw:end-glue-point="10" svg:d="M45958 44053c0 1990-3302 2985-9906 2985" svg:viewBox="0 0 9907 2986">
          <text:p/>
        </draw:connector>
        <draw:connector draw:style-name="gr2" draw:text-style-name="P1" draw:layer="layout" draw:type="curve" svg:x1="17.764cm" svg:y1="47.038cm" svg:x2="6.853cm" svg:y2="14.585cm" draw:start-shape="id5" draw:start-glue-point="6" draw:end-shape="id1" draw:end-glue-point="7" svg:d="M17764 47038c-7274 0-10911-10817-10911-32453" svg:viewBox="0 0 10912 32454">
          <text:p/>
        </draw:connector>
        <draw:frame draw:style-name="gr4" draw:layer="layout" svg:width="12.7cm" svg:height="1.673cm" svg:x="1.508cm" svg:y="19.669cm">
          <draw:text-box>
            <text:p><text:span text:style-name="T4">framing_error=1</text:span></text:p>
          </draw:text-box>
        </draw:frame>
        <draw:connector draw:style-name="gr2" draw:text-style-name="P1" draw:layer="layout" draw:type="curve" svg:x1="26.908cm" svg:y1="41.386cm" svg:x2="20.928cm" svg:y2="34.016cm" draw:start-shape="id5" draw:start-glue-point="4" draw:end-shape="id6" draw:end-glue-point="9" svg:d="M26908 41386c0-4287-5980-602-5980-7370" svg:viewBox="0 0 5981 7371">
          <text:p/>
        </draw:connector>
        <draw:connector draw:style-name="gr2" draw:text-style-name="P1" draw:layer="layout" draw:type="curve" svg:x1="14.462cm" svg:y1="24.368cm" svg:x2="4.175cm" svg:y2="10.589cm" draw:start-shape="id6" draw:start-glue-point="4" draw:end-shape="id1" draw:end-glue-point="6" svg:d="M14462 24368c0-6097-5394-5080-8154-7001s-2884-6778-2133-6778" svg:viewBox="0 0 10682 13780">
          <text:p/>
        </draw:connector>
        <draw:frame draw:style-name="gr4" draw:layer="layout" svg:width="12.7cm" svg:height="1.673cm" svg:x="15.478cm" svg:y="37.957cm">
          <draw:text-box>
            <text:p><text:span text:style-name="T4">framing_error=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7.963cm" fo:page-height="55.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02-11T01:03:53.930401088</meta:creation-date>
    <dc:date>2016-02-11T21:03:59.398793280</dc:date>
    <dc:creator>Mentor Graphics</dc:creator>
    <meta:editing-duration>PT8M57S</meta:editing-duration>
    <meta:editing-cycles>3</meta:editing-cycles>
    <meta:generator>LibreOffice/4.2.8.2$Linux_X86_64 LibreOffice_project/420$Build-2</meta:generator>
    <meta:document-statistic meta:object-count="21"/>
  </office:meta>
</office:document-meta>
</file>